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2.1875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2.1875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1.75in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2.8125in"/>
    </style:style>
    <style:style style:name="Table5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1.81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Preformatted_20_Text">
      <style:text-properties officeooo:paragraph-rsid="000f7913"/>
    </style:style>
    <style:style style:name="P2" style:family="paragraph" style:parent-style-name="Preformatted_20_Text">
      <style:text-properties style:font-name="Liberation Serif" fo:font-size="14pt" style:font-name-asian="Noto Sans CJK SC Regular" style:font-size-asian="14pt" style:font-name-complex="FreeSans" style:font-size-complex="14pt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Preformatted_20_Text">
      <style:text-properties fo:color="#a9b7c6" style:font-name="DejaVu Sans Mono" fo:font-size="11.3000001907349pt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0f7913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ext_20_body">
      <style:text-properties officeooo:rsid="000f942d" officeooo:paragraph-rsid="000f942d"/>
    </style:style>
    <style:style style:name="P9" style:family="paragraph" style:parent-style-name="Table_20_Contents">
      <style:text-properties fo:font-weight="bold" officeooo:rsid="0010419b" officeooo:paragraph-rsid="0010419b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11.3000001907349pt"/>
    </style:style>
    <style:style style:name="T1" style:family="text">
      <style:text-properties fo:color="#d27e2b"/>
    </style:style>
    <style:style style:name="T2" style:family="text">
      <style:text-properties fo:color="#d27e2b" fo:font-size="10pt" style:font-size-asian="10pt" style:font-size-complex="10pt"/>
    </style:style>
    <style:style style:name="T3" style:family="text">
      <style:text-properties fo:color="#9e5f9f"/>
    </style:style>
    <style:style style:name="T4" style:family="text">
      <style:text-properties fo:color="#9e5f9f" fo:font-size="10pt" style:font-size-asian="10pt" style:font-size-complex="10pt"/>
    </style:style>
    <style:style style:name="T5" style:family="text">
      <style:text-properties fo:color="#7ebe3f"/>
    </style:style>
    <style:style style:name="T6" style:family="text">
      <style:text-properties fo:color="#7ebe3f" fo:font-size="10pt" style:font-size-asian="10pt" style:font-size-complex="10pt"/>
    </style:style>
    <style:style style:name="T7" style:family="text">
      <style:text-properties officeooo:rsid="000f7913"/>
    </style:style>
    <style:style style:name="T8" style:family="text">
      <style:text-properties style:font-name="DejaVu Sans Mono" fo:font-size="11.3000001907349pt"/>
    </style:style>
    <style:style style:name="T9" style:family="text">
      <style:text-properties fo:color="#a9b7c6" style:font-name="DejaVu Sans Mono" fo:font-size="11.3000001907349pt" style:font-size-asian="10pt" style:font-size-complex="10pt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 fo:font-size="11.3000001907349pt"/>
    </style:style>
    <style:style style:name="T12" style:family="text">
      <style:text-properties fo:color="#cc7832" style:font-name="DejaVu Sans Mono" fo:font-size="11.3000001907349pt" style:font-size-asian="10pt" style:font-size-complex="10pt"/>
    </style:style>
    <style:style style:name="T13" style:family="text">
      <style:text-properties fo:color="#ffc66d"/>
    </style:style>
    <style:style style:name="T14" style:family="text">
      <style:text-properties fo:color="#ffc66d" style:font-name="DejaVu Sans Mono" fo:font-size="11.3000001907349pt" style:font-size-asian="10pt" style:font-size-complex="10pt"/>
    </style:style>
    <style:style style:name="T15" style:family="text">
      <style:text-properties fo:color="#6a8759"/>
    </style:style>
    <style:style style:name="T16" style:family="text">
      <style:text-properties fo:color="#6a8759" style:font-name="DejaVu Sans Mono" fo:font-size="11.3000001907349pt"/>
    </style:style>
    <style:style style:name="T17" style:family="text">
      <style:text-properties fo:color="#8888c6" style:font-name="DejaVu Sans Mono" fo:font-size="11.3000001907349pt"/>
    </style:style>
    <style:style style:name="T18" style:family="text">
      <style:text-properties fo:color="#6897bb" style:font-name="DejaVu Sans Mono" fo:font-size="11.3000001907349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lab-204---game-show"/>Lab 2.04 - Game Show</text:h>
      <text:p text:style-name="Text_20_body">1) Follow the flow of execution in the following programs and predict what will happen for each one:</text:p>
      <text:p text:style-name="Preformatted_20_Text"><text:span text:style-name="Source_20_Text"><text:s text:c="4"/>a = </text:span><text:span text:style-name="Source_20_Text"><text:span text:style-name="T1">100</text:span></text:span></text:p>
      <text:p text:style-name="Preformatted_20_Text"><text:span text:style-name="Source_20_Text"><text:s text:c="4"/>b = </text:span><text:span text:style-name="Source_20_Text"><text:span text:style-name="T2">7</text:span></text:span></text:p>
      <text:p text:style-name="Preformatted_20_Text"><text:span text:style-name="Source_20_Text"><text:s text:c="4"/></text:span><text:span text:style-name="Source_20_Text"><text:span text:style-name="T3">if</text:span></text:span><text:span text:style-name="Source_20_Text"> a &gt; </text:span><text:span text:style-name="Source_20_Text"><text:span text:style-name="T2">85</text:span></text:span><text:span text:style-name="Source_20_Text"> </text:span><text:span text:style-name="Source_20_Text"><text:span text:style-name="T4">and</text:span></text:span><text:span text:style-name="Source_20_Text"> b &gt; </text:span><text:span text:style-name="Source_20_Text"><text:span text:style-name="T2">7</text:span></text:span><text:span text:style-name="Source_20_Text">:</text:span></text:p>
      <text:p text:style-name="Preformatted_20_Text"><text:span text:style-name="Source_20_Text"><text:s text:c="8"/>print(</text:span><text:span text:style-name="Source_20_Text"><text:span text:style-name="T5">"Stellar Grade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a &lt;= </text:span><text:span text:style-name="Source_20_Text"><text:span text:style-name="T2">85</text:span></text:span><text:span text:style-name="Source_20_Text"> and b &lt;= </text:span><text:span text:style-name="Source_20_Text"><text:span text:style-name="T2">7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okay grade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se</text:span></text:span><text:span text:style-name="Source_20_Text">: </text:span></text:p>
      <text:p text:style-name="P5"><text:span text:style-name="Source_20_Text"><text:s text:c="8"/>print(</text:span><text:span text:style-name="Source_20_Text"><text:span text:style-name="T6">"pretty good grade"</text:span></text:span><text:span text:style-name="Source_20_Text">)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IF</text:p>
            <text:p text:style-name="P9">• a = 100 &gt; 85 (TRUE)</text:p>
            <text:p text:style-name="P9">• b = 7 &gt; 7 (FALSE)</text:p>
            <text:p text:style-name="P9">• a &amp; b → FALSE</text:p>
            <text:p text:style-name="P9">• continues to elif statement</text:p>
            <text:p text:style-name="P9">ELIF</text:p>
            <text:p text:style-name="P9">• a = 100 &lt;= 85 (FALSE)</text:p>
            <text:p text:style-name="P9">• b = 7 &lt;= 7 (TRUE)</text:p>
            <text:p text:style-name="P9">• a &amp; b → FALSE</text:p>
            <text:p text:style-name="P9">• continue to else statement</text:p>
            <text:p text:style-name="P9">ELSE</text:p>
            <text:p text:style-name="P9">• conditions for if and elif aren’t met so “pretty good grade” will be printed.</text:p>
          </table:table-cell>
        </table:table-row>
      </table:table>
      <text:p text:style-name="Text_20_body"/>
      <text:p text:style-name="Preformatted_20_Text"><text:span text:style-name="Source_20_Text"><text:s text:c="4"/>a = input(</text:span><text:span text:style-name="Source_20_Text"><text:span text:style-name="T6">"What... is your quest"</text:span></text:span><text:span text:style-name="Source_20_Text">) </text:span></text:p>
      <text:p text:style-name="Preformatted_20_Text"><text:span text:style-name="Source_20_Text"><text:s text:c="4"/>b = </text:span><text:span text:style-name="Source_20_Text"><text:span text:style-name="T6">"to seek the holy grail"</text:span></text:span></text:p>
      <text:p text:style-name="Preformatted_20_Text"><text:span text:style-name="Source_20_Text"><text:s text:c="4"/></text:span><text:span text:style-name="Source_20_Text"><text:span text:style-name="T4">if</text:span></text:span><text:span text:style-name="Source_20_Text"> a != b: </text:span></text:p>
      <text:p text:style-name="Preformatted_20_Text"><text:span text:style-name="Source_20_Text"><text:s text:c="8"/>print(</text:span><text:span text:style-name="Source_20_Text"><text:span text:style-name="T6">"Go On. Off you go"</text:span></text:span><text:span text:style-name="Source_20_Text">) </text:span></text:p>
      <text:p text:style-name="Preformatted_20_Text"><text:span text:style-name="Source_20_Text"><text:s text:c="4"/></text:span><text:span text:style-name="Source_20_Text"><text:span text:style-name="T4">else</text:span></text:span><text:span text:style-name="Source_20_Text">: </text:span></text:p>
      <text:p text:style-name="Preformatted_20_Text"><text:span text:style-name="Source_20_Text"><text:s text:c="8"/>b = input(</text:span><text:span text:style-name="Source_20_Text"><text:span text:style-name="T6">"What...is the air-speed velocity of an unladen swallow?"</text:span></text:span><text:span text:style-name="Source_20_Text">)</text:span></text:p>
      <text:p text:style-name="Preformatted_20_Text"><text:span text:style-name="Source_20_Text"><text:s text:c="8"/></text:span><text:span text:style-name="Source_20_Text"><text:span text:style-name="T4">if</text:span></text:span><text:span text:style-name="Source_20_Text"> b == </text:span><text:span text:style-name="Source_20_Text"><text:span text:style-name="T6">"What do you mean? An African or European swallow?"</text:span></text:span><text:span text:style-name="Source_20_Text">: </text:span></text:p>
      <text:p text:style-name="Preformatted_20_Text"><text:span text:style-name="Source_20_Text"><text:s text:c="12"/>print(</text:span><text:span text:style-name="Source_20_Text"><text:span text:style-name="T6">"I don't know that...AHHH [Bridgekeeper was thrown over bridge]"</text:span></text:span><text:span text:style-name="Source_20_Text">)</text:span></text:p>
      <text:p text:style-name="Preformatted_20_Text"><text:span text:style-name="Source_20_Text"><text:s text:c="8"/></text:span><text:span text:style-name="Source_20_Text"><text:span text:style-name="T4">else</text:span></text:span><text:span text:style-name="Source_20_Text">: </text:span></text:p>
      <text:p text:style-name="P6"><text:span text:style-name="Source_20_Text"><text:s text:c="12"/>print(</text:span><text:span text:style-name="Source_20_Text"><text:span text:style-name="T6">"[you were thrown over bridge]"</text:span></text:span><text:span text:style-name="Source_20_Text">)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“What is your quest?” will be printed.</text:p>
            <text:p text:style-name="P9">1. User doesn’t input “to seek the holy grail”</text:p>
            <text:p text:style-name="P9"><text:s text:c="9"/>◦ prints “Go On. Off you go”</text:p>
            <text:p text:style-name="P9">2. User inputs “to seek the holy grail”</text:p>
            <text:p text:style-name="P9"><text:s text:c="9"/>◦ continues to else statement</text:p>
            <text:p text:style-name="P9"><text:s text:c="9"/>▪ “What is the air-speed velocity of an unladen swallow?” will be printed</text:p>
            <text:p text:style-name="P9"><text:s text:c="17"/>• 1.) User inputs “What do you mean? An African or European swallow?”</text:p>
            <text:p text:style-name="P9"><text:s text:c="29"/>◦ prints “I don’t know that...AHHH [Bridgekeeper was thrown over</text:p>
            <text:p text:style-name="P9"><text:s text:c="26"/>bridge]”</text:p>
            <text:p text:style-name="P9"><text:s text:c="17"/>• 2.) User doesn’t input “What do you mean? An African or European</text:p>
            <text:p text:style-name="P9"><text:s text:c="25"/>swallow?”</text:p>
            <text:p text:style-name="P9"><text:s text:c="29"/>◦ prints “[you were thrown over bridge]”</text:p>
          </table:table-cell>
        </table:table-row>
      </table:table>
      <text:p text:style-name="Text_20_body"><text:soft-page-break/></text:p>
      <text:p text:style-name="P1"><text:span text:style-name="Source_20_Text"><text:s text:c="2"/></text:span></text:p>
      <text:p text:style-name="P1"><text:span text:style-name="Source_20_Text"><text:s/></text:span><text:bookmark-start text:name="__DdeLink__504_890270611"/><text:span text:style-name="Source_20_Text">user_input = input(</text:span><text:span text:style-name="Source_20_Text"><text:span text:style-name="T6">"What is your favorite color"</text:span></text:span><text:span text:style-name="Source_20_Text">): </text:span></text:p>
      <text:p text:style-name="Preformatted_20_Text"><text:span text:style-name="Source_20_Text"><text:s text:c="4"/></text:span><text:span text:style-name="Source_20_Text"><text:span text:style-name="T4">if</text:span></text:span><text:span text:style-name="Source_20_Text"> user_input == </text:span><text:span text:style-name="Source_20_Text"><text:span text:style-name="T6">'blue'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Blueskadoo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user_input == </text:span><text:span text:style-name="Source_20_Text"><text:span text:style-name="T6">"red"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Roses are red!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user_input == </text:span><text:span text:style-name="Source_20_Text"><text:span text:style-name="T6">"yellow"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Mellow Yellow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user_input == </text:span><text:span text:style-name="Source_20_Text"><text:span text:style-name="T6">"green"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Green Machine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user_input == </text:span><text:span text:style-name="Source_20_Text"><text:span text:style-name="T6">"orange"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Orange you glad I didn't say banana."</text:span></text:span><text:span text:style-name="Source_20_Text">) 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user_input == </text:span><text:span text:style-name="Source_20_Text"><text:span text:style-name="T6">"black"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I see a red door and I want it painted black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user_input == </text:span><text:span text:style-name="Source_20_Text"><text:span text:style-name="T6">"purple"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And we'll never be royalllssss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if</text:span></text:span><text:span text:style-name="Source_20_Text"> user_input == </text:span><text:span text:style-name="Source_20_Text"><text:span text:style-name="T6">"pink"</text:span></text:span><text:span text:style-name="Source_20_Text">: </text:span></text:p>
      <text:p text:style-name="Preformatted_20_Text"><text:span text:style-name="Source_20_Text"><text:s text:c="8"/>print(</text:span><text:span text:style-name="Source_20_Text"><text:span text:style-name="T6">"Pinky- and the Brain"</text:span></text:span><text:span text:style-name="Source_20_Text">)</text:span></text:p>
      <text:p text:style-name="Preformatted_20_Text"><text:span text:style-name="Source_20_Text"><text:s text:c="4"/></text:span><text:span text:style-name="Source_20_Text"><text:span text:style-name="T4">else</text:span></text:span><text:span text:style-name="Source_20_Text">: </text:span></text:p>
      <text:p text:style-name="P5"><text:span text:style-name="Source_20_Text"><text:s text:c="8"/>print(</text:span><text:span text:style-name="Source_20_Text"><text:span text:style-name="T6">"I don't recognize that color. Is it even...??"</text:span></text:span><text:span text:style-name="Source_20_Text">)</text:span><text:bookmark-end text:name="__DdeLink__504_890270611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Prints “What is your favorite color”</text:p>
            <text:p text:style-name="P9">• if user inputs blue</text:p>
            <text:p text:style-name="P9"><text:s text:c="5"/>◦ print “Blueskadoo”</text:p>
            <text:p text:style-name="P9">• however, if red was inputed</text:p>
            <text:p text:style-name="P9"><text:s text:c="5"/>◦ print “Roses are red!”</text:p>
            <text:p text:style-name="P9">• if user inputs yellow</text:p>
            <text:p text:style-name="P9"><text:s text:c="5"/>◦ print “Mellow Yellow”</text:p>
            <text:p text:style-name="P9">• if user inputs green</text:p>
            <text:p text:style-name="P9"><text:s text:c="5"/>◦ print “Green Machine”</text:p>
            <text:p text:style-name="P9">• if user inputs orange</text:p>
            <text:p text:style-name="P9"><text:s text:c="5"/>◦ print “Orange you glad I didn’t say banana”</text:p>
            <text:p text:style-name="P9">• if user inputs black</text:p>
            <text:p text:style-name="P9"><text:s text:c="5"/>◦ print “I see a red door and I want it painted black”</text:p>
            <text:p text:style-name="P9">• if user inputs purple</text:p>
            <text:p text:style-name="P9"><text:s text:c="5"/>◦ print “And we’ll never be royalllssss”</text:p>
            <text:p text:style-name="P9">• if user inputs pink</text:p>
            <text:p text:style-name="P9"><text:s text:c="5"/>◦ print “Pinky- and the Brain”</text:p>
            <text:p text:style-name="P9">• If blue, red, yellow, green, orange, black, purple, or pink were inputed the program</text:p>
            <text:p text:style-name="P9">prints “I don’t recognize that color. Is it even...??”</text:p>
          </table:table-cell>
        </table:table-row>
      </table:table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T7">2</text:span>) Create a game show program!</text:p>
      <text:list xml:id="list3202306492" text:style-name="L1">
        <text:list-item>
          <text:p text:style-name="P11">Declare 10 prizes (prize1, prize2, prize 3 at the top of your file)</text:p>
        </text:list-item>
        <text:list-item>
          <text:p text:style-name="P11">User picks a number</text:p>
        </text:list-item>
        <text:list-item>
          <text:p text:style-name="P10">The prize corresponding with that door is printed for the user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span text:style-name="Source_20_Text"><text:span text:style-name="T12">def </text:span></text:span><text:span text:style-name="Source_20_Text"><text:span text:style-name="T14">main</text:span></text:span><text:span text:style-name="Source_20_Text"><text:span text:style-name="T9">():</text:span></text:span></text:p>
            <text:p text:style-name="P3"><text:s text:c="4"/><text:span text:style-name="T8">prize1 = </text:span><text:span text:style-name="T16">"</text:span><text:span text:style-name="T11">\n</text:span><text:span text:style-name="T16">car"</text:span></text:p>
            <text:p text:style-name="P3"><text:span text:style-name="T15"><text:s text:c="4"/></text:span><text:span text:style-name="T8">prize2 = </text:span><text:span text:style-name="T16">"</text:span><text:span text:style-name="T11">\n</text:span><text:span text:style-name="T16">Samsung Galaxy S8 Edge"</text:span></text:p>
            <text:p text:style-name="P3"><text:span text:style-name="T15"><text:s text:c="4"/></text:span><text:span text:style-name="T8">prize3 = </text:span><text:span text:style-name="T16">"</text:span><text:span text:style-name="T11">\n</text:span><text:span text:style-name="T16">$10k"</text:span></text:p>
            <text:p text:style-name="P3"><text:span text:style-name="T15"><text:s text:c="4"/></text:span><text:span text:style-name="T8">prize4 = </text:span><text:span text:style-name="T16">"</text:span><text:span text:style-name="T11">\n</text:span><text:span text:style-name="T16">Samsung 65 x 64.5 LED Curved 2160p Smart 4K Ultra HD TV"</text:span></text:p>
            <text:p text:style-name="P3"><text:span text:style-name="T15"><text:s text:c="4"/></text:span><text:span text:style-name="T8">prize5 = </text:span><text:span text:style-name="T16">"</text:span><text:span text:style-name="T11">\n</text:span><text:span text:style-name="T16">Insignia Bluetooth Stereo Speaker"</text:span></text:p>
            <text:p text:style-name="P3"><text:span text:style-name="T15"><text:s text:c="4"/></text:span><text:span text:style-name="T8">prize6 = </text:span><text:span text:style-name="T16">"</text:span><text:span text:style-name="T11">\n</text:span><text:span text:style-name="T16">$100 Amazon Giftcard"</text:span></text:p>
            <text:p text:style-name="P3"><text:span text:style-name="T15"><text:s text:c="4"/></text:span><text:span text:style-name="T8">prize7 = </text:span><text:span text:style-name="T16">"</text:span><text:span text:style-name="T11">\n</text:span><text:span text:style-name="T16">Blue Fujifilm instax mini 8 Instant Film Camera"</text:span></text:p>
            <text:p text:style-name="P3"><text:span text:style-name="T15"><text:s text:c="4"/></text:span><text:span text:style-name="T8">prize8 = </text:span><text:span text:style-name="T16">"</text:span><text:span text:style-name="T11">\n</text:span><text:span text:style-name="T16">trip to Hawaii"</text:span></text:p>
            <text:p text:style-name="P3"><text:span text:style-name="T15"><text:s text:c="4"/></text:span><text:span text:style-name="T8">prize9 = </text:span><text:span text:style-name="T16">"</text:span><text:span text:style-name="T11">\n</text:span><text:span text:style-name="T16">piano"</text:span></text:p>
            <text:p text:style-name="P3"><text:span text:style-name="T15"><text:s text:c="4"/></text:span><text:span text:style-name="T8">prize10 = </text:span><text:span text:style-name="T16">"</text:span><text:span text:style-name="T11">\n</text:span><text:span text:style-name="T16">USB clock fan"</text:span></text:p>
            <text:p text:style-name="P3"><text:span text:style-name="T15"><text:s text:c="4"/></text:span><text:span text:style-name="T17">print</text:span><text:span text:style-name="T8">(</text:span><text:span text:style-name="T16">"There are 10 doors with prizes inside."</text:span><text:span text:style-name="T8">)</text:span></text:p>
            <text:p text:style-name="P3"><text:s text:c="4"/><text:span text:style-name="T8">usr_input = </text:span><text:span text:style-name="T17">float</text:span><text:span text:style-name="T8">(</text:span><text:span text:style-name="T17">input</text:span><text:span text:style-name="T8">(</text:span><text:span text:style-name="T16">"Pick a number of a door between 1 and 10 to see what prize lays behind it..."</text:span><text:span text:style-name="T8">))</text:span></text:p>
            <text:p text:style-name="P3"><text:s text:c="4"/><text:span text:style-name="T11">if </text:span><text:span text:style-name="T8">usr_input == </text:span><text:span text:style-name="T18">1</text:span><text:span text:style-name="T8">:</text:span></text:p>
            <text:p text:style-name="P3"><text:s text:c="8"/><text:span text:style-name="T17">print</text:span><text:span text:style-name="T8">(prize1)</text:span></text:p>
            <text:p text:style-name="P3"><text:s text:c="4"/><text:span text:style-name="T11">elif </text:span><text:span text:style-name="T8">usr_input == </text:span><text:span text:style-name="T18">2</text:span><text:span text:style-name="T8">:</text:span></text:p>
            <text:p text:style-name="P3"><text:s text:c="8"/><text:span text:style-name="T17">print</text:span><text:span text:style-name="T8">(prize2)</text:span></text:p>
            <text:p text:style-name="P3"><text:s text:c="4"/><text:span text:style-name="T11">elif </text:span><text:span text:style-name="T8">usr_input == </text:span><text:span text:style-name="T18">3</text:span><text:span text:style-name="T8">:</text:span></text:p>
            <text:p text:style-name="P3"><text:s text:c="8"/><text:span text:style-name="T17">print</text:span><text:span text:style-name="T8">(prize3)</text:span></text:p>
            <text:p text:style-name="P3"><text:s text:c="4"/><text:span text:style-name="T11">elif </text:span><text:span text:style-name="T8">usr_input == </text:span><text:span text:style-name="T18">4</text:span><text:span text:style-name="T8">:</text:span></text:p>
            <text:p text:style-name="P3"><text:s text:c="8"/><text:span text:style-name="T17">print</text:span><text:span text:style-name="T8">(prize4)</text:span></text:p>
            <text:p text:style-name="P3"><text:s text:c="4"/><text:span text:style-name="T11">elif </text:span><text:span text:style-name="T8">usr_input == </text:span><text:span text:style-name="T18">5</text:span><text:span text:style-name="T8">:</text:span></text:p>
            <text:p text:style-name="P3"><text:s text:c="8"/><text:span text:style-name="T17">print</text:span><text:span text:style-name="T8">(prize5)</text:span></text:p>
            <text:p text:style-name="P3"><text:s text:c="4"/><text:span text:style-name="T11">elif </text:span><text:span text:style-name="T8">usr_input == </text:span><text:span text:style-name="T18">6</text:span><text:span text:style-name="T8">:</text:span></text:p>
            <text:p text:style-name="P3"><text:s text:c="8"/><text:span text:style-name="T17">print</text:span><text:span text:style-name="T8">(prize6)</text:span></text:p>
            <text:p text:style-name="P3"><text:s text:c="4"/><text:span text:style-name="T11">elif </text:span><text:span text:style-name="T8">usr_input == </text:span><text:span text:style-name="T18">7</text:span><text:span text:style-name="T8">:</text:span></text:p>
            <text:p text:style-name="P3"><text:s text:c="8"/><text:span text:style-name="T17">print</text:span><text:span text:style-name="T8">(prize7)</text:span></text:p>
            <text:p text:style-name="P3"><text:s text:c="4"/><text:span text:style-name="T11">elif </text:span><text:span text:style-name="T8">usr_input == </text:span><text:span text:style-name="T18">8</text:span><text:span text:style-name="T8">:</text:span></text:p>
            <text:p text:style-name="P3"><text:s text:c="8"/><text:span text:style-name="T17">print</text:span><text:span text:style-name="T8">(prize8)</text:span></text:p>
            <text:p text:style-name="P3"><text:s text:c="4"/><text:span text:style-name="T11">elif </text:span><text:span text:style-name="T8">usr_input == </text:span><text:span text:style-name="T18">9</text:span><text:span text:style-name="T8">:</text:span></text:p>
            <text:p text:style-name="P3"><text:s text:c="8"/><text:span text:style-name="T17">print</text:span><text:span text:style-name="T8">(prize9)</text:span></text:p>
            <text:p text:style-name="P3"><text:s text:c="4"/><text:span text:style-name="T11">elif </text:span><text:span text:style-name="T8">usr_input == </text:span><text:span text:style-name="T18">10</text:span><text:span text:style-name="T8">:</text:span></text:p>
            <text:p text:style-name="P3"><text:s text:c="8"/><text:span text:style-name="T17">print</text:span><text:span text:style-name="T8">(prize10)</text:span></text:p>
            <text:p text:style-name="P3"><text:s text:c="4"/><text:span text:style-name="T11">else</text:span><text:span text:style-name="T8">:</text:span></text:p>
            <text:p text:style-name="P3"><text:s text:c="8"/><text:span text:style-name="T17">print</text:span><text:span text:style-name="T8">(</text:span><text:span text:style-name="T16">"Sorry, you don't get to win anything."</text:span><text:span text:style-name="T8">)</text:span></text:p>
            <text:p text:style-name="P12">main()</text:p>
          </table:table-cell>
        </table:table-row>
      </table:table>
      <text:h text:style-name="Heading_20_3" text:outline-level="3"/>
      <text:h text:style-name="P7" text:outline-level="3"><text:bookmark text:name="bonus"/>Bonus!</text:h>
      <text:p text:style-name="P8">Use a while loop in the game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0">def </text:span><text:span text:style-name="T13">main</text:span>():</text:p>
            <text:p text:style-name="P3"><text:s text:c="4"/><text:span text:style-name="T8">keepGoing = </text:span><text:span text:style-name="T11">True</text:span></text:p>
            <text:p text:style-name="P3"><text:span text:style-name="T10"><text:s text:c="4"/></text:span><text:span text:style-name="T8">prize1 = </text:span><text:span text:style-name="T16">"</text:span><text:span text:style-name="T11">\n</text:span><text:span text:style-name="T16">car"</text:span></text:p>
            <text:p text:style-name="P3"><text:span text:style-name="T15"><text:s text:c="4"/></text:span><text:span text:style-name="T8">prize2 = </text:span><text:span text:style-name="T16">"</text:span><text:span text:style-name="T11">\n</text:span><text:span text:style-name="T16">Samsung Galaxy S8 Edge"</text:span></text:p>
            <text:p text:style-name="P3"><text:span text:style-name="T15"><text:s text:c="4"/></text:span><text:span text:style-name="T8">prize3 = </text:span><text:span text:style-name="T16">"</text:span><text:span text:style-name="T11">\n</text:span><text:span text:style-name="T16">$10k"</text:span></text:p>
            <text:p text:style-name="P3"><text:span text:style-name="T15"><text:s text:c="4"/></text:span><text:span text:style-name="T8">prize4 = </text:span><text:span text:style-name="T16">"</text:span><text:span text:style-name="T11">\n</text:span><text:span text:style-name="T16">Samsung 65 x 64.5 LED Curved 2160p Smart 4K Ultra HD TV"</text:span></text:p>
            <text:p text:style-name="P3"><text:span text:style-name="T15"><text:s text:c="4"/></text:span><text:span text:style-name="T8">prize5 = </text:span><text:span text:style-name="T16">"</text:span><text:span text:style-name="T11">\n</text:span><text:span text:style-name="T16">Insignia Bluetooth Stereo Speaker"</text:span></text:p>
            <text:p text:style-name="P3"><text:span text:style-name="T15"><text:s text:c="4"/></text:span><text:span text:style-name="T8">prize6 = </text:span><text:span text:style-name="T16">"</text:span><text:span text:style-name="T11">\n</text:span><text:span text:style-name="T16">$100 Amazon Giftcard"</text:span></text:p>
            <text:p text:style-name="P3"><text:span text:style-name="T15"><text:s text:c="4"/></text:span><text:span text:style-name="T8">prize7 = </text:span><text:span text:style-name="T16">"</text:span><text:span text:style-name="T11">\n</text:span><text:span text:style-name="T16">Blue Fujifilm instax mini 8 Instant Film Camera"</text:span></text:p>
            <text:p text:style-name="P3"><text:span text:style-name="T15"><text:s text:c="4"/></text:span><text:span text:style-name="T8">prize8 = </text:span><text:span text:style-name="T16">"</text:span><text:span text:style-name="T11">\n</text:span><text:span text:style-name="T16">trip to Hawaii"</text:span></text:p>
            <text:p text:style-name="P3"><text:span text:style-name="T15"><text:s text:c="4"/></text:span><text:span text:style-name="T8">prize9 = </text:span><text:span text:style-name="T16">"</text:span><text:span text:style-name="T11">\n</text:span><text:span text:style-name="T16">piano"</text:span></text:p>
            <text:p text:style-name="P3"><text:span text:style-name="T15"><text:s text:c="4"/></text:span><text:span text:style-name="T8">prize10 = </text:span><text:span text:style-name="T16">"</text:span><text:span text:style-name="T11">\n</text:span><text:span text:style-name="T16">USB clock fan"</text:span></text:p>
            <text:p text:style-name="P3"><text:span text:style-name="T15"><text:s text:c="4"/></text:span><text:span text:style-name="T11">while </text:span><text:span text:style-name="T8">(keepGoing):</text:span></text:p>
            <text:p text:style-name="P3"><text:s text:c="8"/><text:span text:style-name="T8">usr_play = </text:span><text:span text:style-name="T17">input</text:span><text:span text:style-name="T8">(</text:span><text:span text:style-name="T16">"Play or Quit the game?"</text:span><text:span text:style-name="T8">)</text:span></text:p>
            <text:p text:style-name="P3"><text:s text:c="8"/><text:span text:style-name="T11">if </text:span><text:span text:style-name="T8">usr_play == </text:span><text:span text:style-name="T16">"quit"</text:span><text:span text:style-name="T8">:</text:span></text:p>
            <text:p text:style-name="P3"><text:s text:c="12"/><text:span text:style-name="T8">keepGoing = </text:span><text:span text:style-name="T11">False</text:span></text:p>
            <text:p text:style-name="P3"><text:span text:style-name="T10"><text:s text:c="8"/></text:span><text:span text:style-name="T11">else</text:span><text:span text:style-name="T8">:</text:span></text:p>
            <text:p text:style-name="P3"><text:s text:c="12"/><text:span text:style-name="T17">print</text:span><text:span text:style-name="T8">(</text:span><text:span text:style-name="T16">"There are 10 doors with prizes inside."</text:span><text:span text:style-name="T8">)</text:span></text:p>
            <text:p text:style-name="P3"><text:s text:c="12"/><text:span text:style-name="T8">usr_input = </text:span><text:span text:style-name="T17">float</text:span><text:span text:style-name="T8">(</text:span><text:span text:style-name="T17">input</text:span><text:span text:style-name="T8">(</text:span><text:span text:style-name="T16">"Pick a number of a door between 1 and 10 to see what prize lays behind it..."</text:span><text:span text:style-name="T8">))</text:span></text:p>
            <text:p text:style-name="P3"><text:s text:c="12"/><text:span text:style-name="T11">if </text:span><text:span text:style-name="T8">usr_input == </text:span><text:span text:style-name="T18">1</text:span><text:span text:style-name="T8">:</text:span></text:p>
            <text:p text:style-name="P3"><text:s text:c="16"/><text:span text:style-name="T17">print</text:span><text:span text:style-name="T8">(prize1)</text:span></text:p>
            <text:p text:style-name="P3"><text:s text:c="12"/><text:span text:style-name="T11">elif </text:span><text:span text:style-name="T8">usr_input == </text:span><text:span text:style-name="T18">2</text:span><text:span text:style-name="T8">:</text:span></text:p>
            <text:p text:style-name="P3"><text:s text:c="16"/><text:span text:style-name="T17">print</text:span><text:span text:style-name="T8">(prize2)</text:span></text:p>
            <text:p text:style-name="P3"><text:s text:c="12"/><text:span text:style-name="T11">elif </text:span><text:span text:style-name="T8">usr_input == </text:span><text:span text:style-name="T18">3</text:span><text:span text:style-name="T8">:</text:span></text:p>
            <text:p text:style-name="P3"><text:s text:c="16"/><text:span text:style-name="T17">print</text:span><text:span text:style-name="T8">(prize3)</text:span></text:p>
            <text:p text:style-name="P3"><text:s text:c="12"/><text:span text:style-name="T11">elif </text:span><text:span text:style-name="T8">usr_input == </text:span><text:span text:style-name="T18">4</text:span><text:span text:style-name="T8">:</text:span></text:p>
            <text:p text:style-name="P3"><text:s text:c="16"/><text:span text:style-name="T17">print</text:span><text:span text:style-name="T8">(prize4)</text:span></text:p>
            <text:p text:style-name="P3"><text:s text:c="12"/><text:span text:style-name="T11">elif </text:span><text:span text:style-name="T8">usr_input == </text:span><text:span text:style-name="T18">5</text:span><text:span text:style-name="T8">:</text:span></text:p>
            <text:p text:style-name="P3"><text:s text:c="16"/><text:span text:style-name="T17">print</text:span><text:span text:style-name="T8">(prize5)</text:span></text:p>
            <text:p text:style-name="P3"><text:s text:c="12"/><text:span text:style-name="T11">elif </text:span><text:span text:style-name="T8">usr_input == </text:span><text:span text:style-name="T18">6</text:span><text:span text:style-name="T8">:</text:span></text:p>
            <text:p text:style-name="P3"><text:s text:c="16"/><text:span text:style-name="T17">print</text:span><text:span text:style-name="T8">(prize6)</text:span></text:p>
            <text:p text:style-name="P3"><text:s text:c="12"/><text:span text:style-name="T11">elif </text:span><text:span text:style-name="T8">usr_input == </text:span><text:span text:style-name="T18">7</text:span><text:span text:style-name="T8">:</text:span></text:p>
            <text:p text:style-name="P3"><text:s text:c="16"/><text:span text:style-name="T17">print</text:span><text:span text:style-name="T8">(prize7)</text:span></text:p>
            <text:p text:style-name="P3"><text:s text:c="12"/><text:span text:style-name="T11">elif </text:span><text:span text:style-name="T8">usr_input == </text:span><text:span text:style-name="T18">8</text:span><text:span text:style-name="T8">:</text:span></text:p>
            <text:p text:style-name="P3"><text:s text:c="16"/><text:span text:style-name="T17">print</text:span><text:span text:style-name="T8">(prize8)</text:span></text:p>
            <text:p text:style-name="P3"><text:s text:c="12"/><text:span text:style-name="T11">elif </text:span><text:span text:style-name="T8">usr_input == </text:span><text:span text:style-name="T18">9</text:span><text:span text:style-name="T8">:</text:span></text:p>
            <text:p text:style-name="P3"><text:s text:c="16"/><text:span text:style-name="T17">print</text:span><text:span text:style-name="T8">(prize9)</text:span></text:p>
            <text:p text:style-name="P3"><text:s text:c="12"/><text:span text:style-name="T11">elif </text:span><text:span text:style-name="T8">usr_input == </text:span><text:span text:style-name="T18">10</text:span><text:span text:style-name="T8">:</text:span></text:p>
            <text:p text:style-name="P3"><text:s text:c="16"/><text:span text:style-name="T17">print</text:span><text:span text:style-name="T8">(prize10)</text:span></text:p>
            <text:p text:style-name="P3"><text:s text:c="12"/><text:span text:style-name="T11">else</text:span><text:span text:style-name="T8">:</text:span></text:p>
            <text:p text:style-name="P3"><text:s text:c="16"/><text:span text:style-name="T17">print</text:span><text:span text:style-name="T8">(</text:span><text:span text:style-name="T16">"Sorry, you don't get to win anything."</text:span><text:span text:style-name="T8">)</text:span></text:p>
            <text:p text:style-name="P12">main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4:27:40.995118941</meta:creation-date>
    <dc:date>2018-01-30T22:29:56.323733031</dc:date>
    <meta:editing-duration>PT21M54S</meta:editing-duration>
    <meta:editing-cycles>3</meta:editing-cycles>
    <meta:generator>LibreOffice/5.3.1.2$Linux_X86_64 LibreOffice_project/30m0$Build-2</meta:generator>
    <meta:document-statistic meta:table-count="5" meta:image-count="0" meta:object-count="0" meta:page-count="4" meta:paragraph-count="167" meta:word-count="839" meta:character-count="5734" meta:non-whitespace-character-count="4012"/>
  </office:meta>
</office:document-meta>
</file>